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Text_20_body" style:list-style-name="L2">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Text_20_body" style:list-style-name="L3">
      <style:paragraph-properties fo:margin-top="0in" fo:margin-bottom="0in"/>
    </style:style>
    <style:style style:name="P23" style:family="paragraph" style:parent-style-name="Text_20_body" style:list-style-name="L4">
      <style:paragraph-properties fo:margin-top="0in" fo:margin-bottom="0in"/>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5">
      <style:paragraph-properties fo:margin-top="0in" fo:margin-bottom="0in"/>
    </style:style>
    <style:style style:name="P37" style:family="paragraph" style:parent-style-name="Text_20_body" style:list-style-name="L6">
      <style:paragraph-properties fo:margin-top="0in" fo:margin-bottom="0in"/>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Text_20_body" style:list-style-name="L7">
      <style:paragraph-properties fo:margin-top="0in" fo:margin-bottom="0in"/>
    </style:style>
    <style:style style:name="P45" style:family="paragraph" style:parent-style-name="Text_20_body" style:list-style-name="L8">
      <style:paragraph-properties fo:margin-top="0in" fo:margin-bottom="0in"/>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office:automatic-styles>
  <office:body>
    <office:text>
      <text:p text:style-name="Title">while and do while</text:p>
      <text:p text:style-name="Author"><text:a xlink:type="simple" xlink:href="https://csci-1301.github.io/about#authors" office:name=""><text:span text:style-name="Definition">https://csci-1301.github.io/about#authors</text:span></text:a></text:p>
      <text:p text:style-name="Date">June 15, 2021 (06:45:35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racticing-while-loops"/>Practicing while Loops<text:bookmark-end text:name="practicing-while-loops"/></text:h>
      <text:h text:style-name="Heading_20_2" text:outline-level="2"><text:bookmark-start text:name="problem-1"/>problem 1<text:bookmark-end text:name="problem-1"/></text:h>
      <text:list text:style-name="L1">
        <text:list-item>
          <text:p text:style-name="P1">Create a new projec, and replace the content of the <text:span text:style-name="T1">main</text:span> method with the following code</text:p>
        </text:list-item>
      </text:list>
      <text:p text:style-name="P2">int i = 0;</text:p>
      <text:p text:style-name="P3">while(i&lt;100)</text:p>
      <text:p text:style-name="P4">{</text:p>
      <text:p text:style-name="P5"><text:s text:c="4"/>Console.WriteLine(i);</text:p>
      <text:p text:style-name="P6"><text:s text:c="4"/>i++;</text:p>
      <text:p text:style-name="P7">}</text:p>
      <text:list text:style-name="L2">
        <text:list-item>
          <text:p text:style-name="P8">Execute the code. You should see the numbers 0 to 99 in the console.</text:p>
        </text:list-item>
        <text:list-item>
          <text:p text:style-name="P8">Without changing the numbers, modify the code such that it prints 0 to 100 in the console. Note the diffrence between <text:span text:style-name="OperatorTok">&lt;</text:span> and <text:span text:style-name="OperatorTok">&lt;=</text:span> operators.</text:p>
        </text:list-item>
        <text:list-item>
          <text:p text:style-name="P8">Modyfy the code such that it prints the numbers from 100 to 300. Note that the counter can start from any number you wish.</text:p>
        </text:list-item>
        <text:list-item>
          <text:p text:style-name="P8">Modify the code such that it prints all integers between 0 and 100 that are divisible by 3.</text:p>
        </text:list-item>
        <text:list-item>
          <text:p text:style-name="P8">To implement the above problem, you may code one of the following:</text:p>
        </text:list-item>
      </text:list>
      <text:p text:style-name="P9">int i = 0;</text:p>
      <text:p text:style-name="P10">while(i&lt;100)</text:p>
      <text:p text:style-name="P11">{</text:p>
      <text:p text:style-name="P12"><text:s text:c="4"/>if(i%3 ==0)</text:p>
      <text:p text:style-name="P13"><text:s text:c="8"/>Console.WriteLine(i);</text:p>
      <text:p text:style-name="P14"><text:s text:c="4"/>i++;</text:p>
      <text:p text:style-name="P15">}</text:p>
      <text:p text:style-name="First_20_paragraph">or</text:p>
      <text:p text:style-name="P16">int i = 0;</text:p>
      <text:p text:style-name="P17">while(i&lt;100)</text:p>
      <text:p text:style-name="P18">{</text:p>
      <text:p text:style-name="P19"><text:s text:c="4"/>Console.WriteLine(i);</text:p>
      <text:p text:style-name="P20"><text:s text:c="4"/>i+=3;</text:p>
      <text:p text:style-name="P21">}</text:p>
      <text:list text:style-name="L3">
        <text:list-item>
          <text:p text:style-name="P22">Which one of the above codes is more efficient? Why?</text:p>
        </text:list-item>
        <text:list-item>
          <text:p text:style-name="P22">Note that you do not have to increment the counter only by one each time. You should update the counter wisely and try to use it more efficiently.</text:p>
        </text:list-item>
      </text:list>
      <text:h text:style-name="Heading_20_2" text:outline-level="2"><text:bookmark-start text:name="problem-2"/>Problem 2<text:bookmark-end text:name="problem-2"/></text:h>
      <text:list text:style-name="L4">
        <text:list-item>
          <text:p text:style-name="P23">Create a new project and replace the content of the <text:span text:style-name="T1">main</text:span> method with the following code:</text:p>
        </text:list-item>
      </text:list>
      <text:p text:style-name="P24">int n;</text:p>
      <text:p text:style-name="P25">Console.Write("Enter a natrual number greater than 2:");</text:p>
      <text:p text:style-name="P26">n = int.Parse(Console.ReadLine());</text:p>
      <text:p text:style-name="P27">int i = 2;</text:p>
      <text:p text:style-name="P28">while(n % i != 0 &amp;&amp; i &lt; n )</text:p>
      <text:p text:style-name="P29">{</text:p>
      <text:p text:style-name="P30"><text:s text:c="4"/>i++;</text:p>
      <text:p text:style-name="P31">}</text:p>
      <text:p text:style-name="P32">if (i == n)</text:p>
      <text:p text:style-name="P33"><text:s text:c="4"/>Console.WriteLine($"{n} is a ... number");</text:p>
      <text:p text:style-name="P34">else</text:p>
      <text:p text:style-name="P35"><text:s text:c="4"/>Console.WriteLine($"{n} is not a ... number");</text:p>
      <text:list text:style-name="L5">
        <text:list-item>
          <text:p text:style-name="P36">What does the code do? Explain the boolean expession of the looop</text:p>
        </text:list-item>
        <text:list-item>
          <text:p text:style-name="P36">Replace <text:span text:style-name="OperatorTok">...</text:span> with a meaningful word.</text:p>
        </text:list-item>
      </text:list>
      <text:h text:style-name="Heading_20_2" text:outline-level="2"><text:bookmark-start text:name="problem-3"/>Problem 3<text:bookmark-end text:name="problem-3"/></text:h>
      <text:list text:style-name="L6">
        <text:list-item>
          <text:p text:style-name="P37">Create a new project and replace the content of the <text:span text:style-name="T1">main</text:span> method with the following code:</text:p>
        </text:list-item>
      </text:list>
      <text:p text:style-name="P38">int n = 100;</text:p>
      <text:p text:style-name="P39">while (n &gt; 0 )</text:p>
      <text:p text:style-name="P40">{</text:p>
      <text:p text:style-name="P41"><text:s text:c="4"/>Console.WriteLine(n);</text:p>
      <text:p text:style-name="P42"><text:s text:c="4"/>n--;</text:p>
      <text:p text:style-name="P43">}</text:p>
      <text:list text:style-name="L7">
        <text:list-item>
          <text:p text:style-name="P44">Execute the code, and explain what you see in the console. Note that the counter is incremental.</text:p>
        </text:list-item>
      </text:list>
      <text:h text:style-name="Heading_20_2" text:outline-level="2"><text:bookmark-start text:name="problem-4"/>Problem 4<text:bookmark-end text:name="problem-4"/></text:h>
      <text:p text:style-name="First_20_paragraph">Write a program that gets a number from the console and finds its biggest divisor less than the number itself.</text:p>
      <text:h text:style-name="Heading_20_2" text:outline-level="2"><text:bookmark-start text:name="problem-5"/>Problem 5<text:bookmark-end text:name="problem-5"/></text:h>
      <text:p text:style-name="First_20_paragraph">Write a new program that asks an integer vaue geater than 1 from the user, and computes the result of this series: <text:span text:style-name="DecValTok">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OperatorTok">...</text:span> up to <text:span text:style-name="NormalTok">n</text:span> where <text:span text:style-name="NormalTok">n</text:span> represents the number obtained from the user.</text:p>
      <text:h text:style-name="Heading_20_2" text:outline-level="2"><text:bookmark-start text:name="problem-6"/>Problem 6<text:bookmark-end text:name="problem-6"/></text:h>
      <text:p text:style-name="First_20_paragraph">Ask user to enter integers. Keep track of the smallest value user enters. After user indicates they are done, display the smallest value user entered. If user did not enter any integers display <text:span text:style-name="NormalTok">You did not enter anything</text:span><text:span text:style-name="OperatorTok">.</text:span></text:p>
      <text:h text:style-name="Heading_20_1" text:outline-level="1"><text:bookmark-start text:name="do-while-loops"/>Do while Loops<text:bookmark-end text:name="do-while-loops"/></text:h>
      <text:p text:style-name="First_20_paragraph">Before writing code, think through the following problems:</text:p>
      <text:list text:style-name="L8">
        <text:list-item>
          <text:p text:style-name="P45">In your own words, what is the difference between <text:span text:style-name="KeywordTok">while</text:span> and <text:span text:style-name="KeywordTok">do</text:span><text:span text:style-name="NormalTok"><text:s text:c="1"/></text:span><text:span text:style-name="KeywordTok">while</text:span> loops?</text:p>
        </text:list-item>
        <text:list-item>
          <text:p text:style-name="P45">Can you think of a problem using <text:span text:style-name="KeywordTok">while</text:span> preferred over the <text:span text:style-name="KeywordTok">do</text:span><text:span text:style-name="NormalTok"><text:s text:c="1"/></text:span><text:span text:style-name="KeywordTok">while</text:span> loop? In all the problems in this section, use <text:span text:style-name="KeywordTok">do</text:span><text:span text:style-name="NormalTok"><text:s text:c="1"/></text:span><text:span text:style-name="KeywordTok">while</text:span> loop.</text:p>
        </text:list-item>
      </text:list>
      <text:h text:style-name="Heading_20_2" text:outline-level="2"><text:bookmark-start text:name="problem-1-1"/>Problem 1<text:bookmark-end text:name="problem-1-1"/></text:h>
      <text:p text:style-name="First_20_paragraph">Write a program that display numbers 0 to 50.</text:p>
      <text:h text:style-name="Heading_20_2" text:outline-level="2"><text:bookmark-start text:name="problem-2-1"/>Problem 2<text:bookmark-end text:name="problem-2-1"/></text:h>
      <text:p text:style-name="First_20_paragraph">Write a program that display numbers 30 to -20.</text:p>
      <text:h text:style-name="Heading_20_2" text:outline-level="2"><text:bookmark-start text:name="problem-3-1"/>Problem 3<text:bookmark-end text:name="problem-3-1"/></text:h>
      <text:p text:style-name="First_20_paragraph">Write a <text:span text:style-name="KeywordTok">do</text:span><text:span text:style-name="NormalTok"><text:s text:c="1"/></text:span><text:span text:style-name="KeywordTok">while</text:span> loop that generates this output: <text:span text:style-name="DecValTok">1</text:span><text:span text:style-name="NormalTok"><text:s text:c="1"/></text:span><text:span text:style-name="DecValTok">10</text:span><text:span text:style-name="NormalTok"><text:s text:c="1"/></text:span><text:span text:style-name="DecValTok">100</text:span><text:span text:style-name="NormalTok"><text:s text:c="1"/></text:span><text:span text:style-name="DecValTok">1000</text:span><text:span text:style-name="NormalTok"><text:s text:c="1"/></text:span><text:span text:style-name="DecValTok">10000</text:span><text:span text:style-name="NormalTok"><text:s text:c="1"/></text:span><text:span text:style-name="DecValTok">100000</text:span><text:span text:style-name="NormalTok"><text:s text:c="1"/></text:span><text:span text:style-name="DecValTok">1000000</text:span></text:p>
      <text:h text:style-name="Heading_20_1" text:outline-level="1"><text:bookmark-start text:name="while-vs-do-while"/><text:span text:style-name="KeywordTok">while</text:span> vs <text:span text:style-name="KeywordTok">do</text:span><text:span text:style-name="NormalTok"><text:s text:c="1"/></text:span><text:span text:style-name="KeywordTok">while</text:span><text:bookmark-end text:name="while-vs-do-while"/></text:h>
      <text:p text:style-name="First_20_paragraph">Both of the following programs keep getting inputs from the user until the user enters a valid integer. Which one is better? Explain your answer.</text:p>
      <text:p text:style-name="P46">int n;</text:p>
      <text:p text:style-name="P47">bool flag = false;</text:p>
      <text:p text:style-name="P48">do</text:p>
      <text:p text:style-name="P49">{</text:p>
      <text:p text:style-name="P50"><text:s text:c="4"/>Console.Write("Enter an integer:");</text:p>
      <text:p text:style-name="P51"><text:s text:c="4"/>flag = int.TryParse(Console.ReadLine(), out n);</text:p>
      <text:p text:style-name="P52"><text:s text:c="4"/>if (!flag)</text:p>
      <text:p text:style-name="P53"><text:s text:c="4"/>{</text:p>
      <text:p text:style-name="P54"><text:s text:c="8"/>Console.WriteLine("The value you entered is not a valid integer. Try one more time.");</text:p>
      <text:p text:style-name="P55"><text:s text:c="4"/>}</text:p>
      <text:p text:style-name="P56">} while (!flag);</text:p>
      <text:p text:style-name="P57"/>
      <text:p text:style-name="P58">Console.WriteLine($"The number you entered is {n}");</text:p>
      <text:p text:style-name="P59">int n;</text:p>
      <text:p text:style-name="P60">bool flag = false;</text:p>
      <text:p text:style-name="P61"/>
      <text:p text:style-name="P62">Console.Write("Enter an integer:");</text:p>
      <text:p text:style-name="P63">flag = int.TryParse(Console.ReadLine(), out n);</text:p>
      <text:p text:style-name="P64"/>
      <text:p text:style-name="P65">while(! flag)</text:p>
      <text:p text:style-name="P66">{</text:p>
      <text:p text:style-name="P67"><text:s text:c="3"/>Console.WriteLine("The value you entered is not a valid integer. Try one more time.");</text:p>
      <text:p text:style-name="P68"><text:s text:c="3"/>Console.Write("Enter an integer:");</text:p>
      <text:p text:style-name="P69"><text:s text:c="3"/>flag = int.TryParse(Console.ReadLine(), out n);</text:p>
      <text:p text:style-name="P70">} </text:p>
      <text:p text:style-name="P71"/>
      <text:p text:style-name="P72">Console.WriteLine($"The number you entered is {n}");</text:p>
      <text:h text:style-name="Heading_20_1" text:outline-level="1"><text:bookmark-start text:name="infinite-loops"/>Infinite Loops<text:bookmark-end text:name="infinite-loops"/></text:h>
      <text:p text:style-name="First_20_paragraph">All of the following are examples of infinite loops. Can you spot the problem? How would you change the code to fix it?</text:p>
      <text:p text:style-name="P73">int number = 0;</text:p>
      <text:p text:style-name="P74">while (number &lt;=5) {</text:p>
      <text:p text:style-name="P75">Console.WriteLine("Hi!");</text:p>
      <text:p text:style-name="P76">Console.WriteLine(number);</text:p>
      <text:p text:style-name="P77">}</text:p>
      <text:p text:style-name="P78">int number1 = 0, number = 0;</text:p>
      <text:p text:style-name="P79">while (number &lt;=5) {</text:p>
      <text:p text:style-name="P80">Console.WriteLine("Hi!");</text:p>
      <text:p text:style-name="P81">Console.WriteLine(number);</text:p>
      <text:p text:style-name="P82">number1++;</text:p>
      <text:p text:style-name="P83">}</text:p>
      <text:p text:style-name="P84">int number = 0;</text:p>
      <text:p text:style-name="P85">while (number &lt;=5);</text:p>
      <text:p text:style-name="P86">{</text:p>
      <text:p text:style-name="P87">Console.WriteLine("Hi!");</text:p>
      <text:p text:style-name="P88">Console.WriteLine(number);</text:p>
      <text:p text:style-name="P89">number++;</text:p>
      <text:p text:style-name="P90">}</text:p>
      <text:p text:style-name="P91">int number = 0;</text:p>
      <text:p text:style-name="P92">while (number &lt;=5)</text:p>
      <text:p text:style-name="P93">Console.WriteLine("Hi!");</text:p>
      <text:p text:style-name="P94">Console.WriteLine(number);</text:p>
      <text:p text:style-name="P95">number++;</text:p>
      <text:p text:style-name="P96">int number = 0;</text:p>
      <text:p text:style-name="P97">while (number &lt;= 5)</text:p>
      <text:p text:style-name="P98">{</text:p>
      <text:p text:style-name="P99">Console.WriteLine("Hi!");</text:p>
      <text:p text:style-name="P100">Console.WriteLine(number);</text:p>
      <text:p text:style-name="P101">}</text:p>
      <text:p text:style-name="P102">number++;</text:p>
      <text:h text:style-name="Heading_20_1" text:outline-level="1"><text:bookmark-start text:name="and----operators"/><text:span text:style-name="OperatorTok">++</text:span> and <text:span text:style-name="OperatorTok">--</text:span> Operators<text:bookmark-end text:name="and----operators"/></text:h>
      <text:p text:style-name="First_20_paragraph">For each of the following peace of code, determine the final value of <text:span text:style-name="T1">n</text:span>. Explain your answer.</text:p>
      <text:p text:style-name="P103">int x = 5;</text:p>
      <text:p text:style-name="P104">int n = x++;</text:p>
      <text:p text:style-name="P105">int x = 5;</text:p>
      <text:p text:style-name="P106">int n = ++x;</text:p>
      <text:p text:style-name="P107">int x = 5;</text:p>
      <text:p text:style-name="P108">int n = x++ + x++;</text:p>
      <text:p text:style-name="P109">int x = 5;</text:p>
      <text:p text:style-name="P110">int n = ++x + ++x;</text:p>
      <text:p text:style-name="P111">int x = 5, y = 6;</text:p>
      <text:p text:style-name="P112">int n = x++ * ++y;</text:p>
      <text:p text:style-name="P113">int x = 5;</text:p>
      <text:p text:style-name="P114">int n = x++ + --x;</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while and do whil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5T10:45:45Z</meta:creation-date>
    <dc:date>2021-06-15T10:45:45Z</dc:date>
    <meta:user-defined meta:name="date" meta:value-type="string">June  15, 2021 (06:45:35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